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b613d" draw:textarea-horizontal-align="center" draw:textarea-vertical-align="middle"/>
    </style:style>
    <style:style style:name="gr2" style:family="graphic" style:parent-style-name="standard">
      <style:graphic-properties draw:fill="solid" draw:fill-color="#99ccff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ffff66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libri" style:font-family-generic="swiss" fo:font-size="12pt" style:font-size-asian="12pt" style:font-size-complex="12pt"/>
    </style:style>
    <style:style style:name="T1" style:family="text">
      <style:text-properties fo:font-family="Calibri" style:font-family-generic="swiss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id="id2" draw:layer="layout" svg:width="5cm" svg:height="1.5cm" svg:x="3.7cm" svg:y="4cm">
          <text:p text:style-name="P1"><text:span text:style-name="T1">Basic Information</text:span></text:p>
        </draw:rect>
        <draw:rect draw:style-name="gr2" draw:text-style-name="P2" draw:id="id1" draw:layer="layout" svg:width="5cm" svg:height="1.5cm" svg:x="0.7cm" svg:y="2cm">
          <text:p text:style-name="P1"><text:span text:style-name="T1">Ovierview</text:span></text:p>
        </draw:rect>
        <draw:connector draw:style-name="gr3" draw:text-style-name="P1" draw:layer="layout" svg:x1="3.2cm" svg:y1="3.5cm" svg:x2="3.7cm" svg:y2="4.75cm" draw:start-shape="id1" draw:start-glue-point="2" draw:end-shape="id2" draw:end-glue-point="3" svg:d="m3200 3500v1250h500">
          <text:p/>
        </draw:connector>
        <draw:rect draw:style-name="gr1" draw:text-style-name="P2" draw:id="id3" draw:layer="layout" svg:width="5cm" svg:height="1.5cm" svg:x="3.7cm" svg:y="6cm">
          <text:p text:style-name="P1"><text:span text:style-name="T1">Executable Information</text:span></text:p>
        </draw:rect>
        <draw:rect draw:style-name="gr1" draw:text-style-name="P2" draw:id="id4" draw:layer="layout" svg:width="5cm" svg:height="1.5cm" svg:x="3.7cm" svg:y="8cm">
          <text:p text:style-name="P1"><text:span text:style-name="T1">Author Selection</text:span></text:p>
        </draw:rect>
        <draw:connector draw:style-name="gr3" draw:text-style-name="P1" draw:layer="layout" svg:x1="3.2cm" svg:y1="3.5cm" svg:x2="3.7cm" svg:y2="6.75cm" draw:start-shape="id1" draw:start-glue-point="2" draw:end-shape="id3" draw:end-glue-point="3" svg:d="m3200 3500v1250h-1v2000h501">
          <text:p/>
        </draw:connector>
        <draw:connector draw:style-name="gr3" draw:text-style-name="P1" draw:layer="layout" svg:x1="3.2cm" svg:y1="3.5cm" svg:x2="3.7cm" svg:y2="8.75cm" draw:start-shape="id1" draw:start-glue-point="2" draw:end-shape="id4" draw:end-glue-point="3" svg:d="m3200 3500v2250h-1v3000h501">
          <text:p/>
        </draw:connector>
        <draw:rect draw:style-name="gr1" draw:text-style-name="P2" draw:id="id5" draw:layer="layout" svg:width="5cm" svg:height="1.5cm" svg:x="3.7cm" svg:y="10cm">
          <text:p text:style-name="P1"><text:span text:style-name="T1">Function Selection</text:span></text:p>
        </draw:rect>
        <draw:connector draw:style-name="gr3" draw:text-style-name="P1" draw:layer="layout" svg:x1="3.2cm" svg:y1="3.5cm" svg:x2="3.7cm" svg:y2="10.75cm" draw:start-shape="id1" draw:start-glue-point="2" draw:end-shape="id5" draw:end-glue-point="3" svg:d="m3200 3500v3250h-1v4000h501">
          <text:p/>
        </draw:connector>
        <draw:rect draw:style-name="gr1" draw:text-style-name="P2" draw:id="id7" draw:layer="layout" svg:width="5cm" svg:height="1.5cm" svg:x="3.7cm" svg:y="12cm">
          <text:p text:style-name="P1"><text:span text:style-name="T1">Manual Edit Page</text:span></text:p>
        </draw:rect>
        <draw:rect draw:style-name="gr4" draw:text-style-name="P2" draw:id="id6" draw:layer="layout" svg:width="5cm" svg:height="1.5cm" svg:x="3.7cm" svg:y="14cm">
          <text:p text:style-name="P1"><text:span text:style-name="T1">Reference Selection</text:span></text:p>
        </draw:rect>
        <draw:rect draw:style-name="gr4" draw:text-style-name="P2" draw:id="id8" draw:layer="layout" svg:width="5cm" svg:height="1.5cm" svg:x="3.7cm" svg:y="16cm">
          <text:p text:style-name="P1"><text:span text:style-name="T1">View Edit Page</text:span></text:p>
        </draw:rect>
        <draw:rect draw:style-name="gr4" draw:text-style-name="P2" draw:id="id9" draw:layer="layout" svg:width="5cm" svg:height="1.5cm" svg:x="3.7cm" svg:y="18cm">
          <text:p text:style-name="P1"><text:span text:style-name="T1">File Selection</text:span></text:p>
        </draw:rect>
        <draw:connector draw:style-name="gr3" draw:text-style-name="P1" draw:layer="layout" svg:x1="3.2cm" svg:y1="3.5cm" svg:x2="3.7cm" svg:y2="14.75cm" draw:start-shape="id1" draw:start-glue-point="2" draw:end-shape="id6" draw:end-glue-point="3" svg:d="m3200 3500v5250h-1v6000h501">
          <text:p/>
        </draw:connector>
        <draw:connector draw:style-name="gr3" draw:text-style-name="P1" draw:layer="layout" svg:x1="3.2cm" svg:y1="3.5cm" svg:x2="3.7cm" svg:y2="12.75cm" draw:start-shape="id1" draw:start-glue-point="2" draw:end-shape="id7" draw:end-glue-point="3" svg:d="m3200 3500v4250h-1v5000h501">
          <text:p/>
        </draw:connector>
        <draw:connector draw:style-name="gr3" draw:text-style-name="P1" draw:layer="layout" svg:x1="3.2cm" svg:y1="3.5cm" svg:x2="3.7cm" svg:y2="16.75cm" draw:start-shape="id1" draw:start-glue-point="2" draw:end-shape="id8" draw:end-glue-point="3" svg:d="m3200 3500v6250h-1v7000h501">
          <text:p/>
        </draw:connector>
        <draw:connector draw:style-name="gr3" draw:text-style-name="P1" draw:layer="layout" svg:x1="3.2cm" svg:y1="3.5cm" svg:x2="3.7cm" svg:y2="18.75cm" draw:start-shape="id1" draw:start-glue-point="2" draw:end-shape="id9" draw:end-glue-point="3" svg:d="m3200 3500v7250h-1v8000h501">
          <text:p/>
        </draw:connector>
        <draw:rect draw:style-name="gr1" draw:text-style-name="P2" draw:id="id10" draw:layer="layout" svg:width="5cm" svg:height="1.5cm" svg:x="9.3cm" svg:y="8cm">
          <text:p text:style-name="P1"><text:span text:style-name="T1">Author Edit Page</text:span></text:p>
        </draw:rect>
        <draw:connector draw:style-name="gr3" draw:text-style-name="P1" draw:layer="layout" svg:x1="8.7cm" svg:y1="8.75cm" svg:x2="9.3cm" svg:y2="8.75cm" draw:start-shape="id4" draw:start-glue-point="1" draw:end-shape="id10" svg:d="m8700 8750h600">
          <text:p/>
        </draw:connector>
        <draw:rect draw:style-name="gr1" draw:text-style-name="P2" draw:id="id11" draw:layer="layout" svg:width="5cm" svg:height="1.5cm" svg:x="12.3cm" svg:y="10cm">
          <text:p text:style-name="P1"><text:span text:style-name="T1">Function Edit Page</text:span></text:p>
        </draw:rect>
        <draw:connector draw:style-name="gr3" draw:text-style-name="P1" draw:layer="layout" svg:x1="8.7cm" svg:y1="10.75cm" svg:x2="12.3cm" svg:y2="10.75cm" draw:start-shape="id5" draw:start-glue-point="1" draw:end-shape="id11" draw:end-glue-point="3" svg:d="m8700 10750h3600">
          <text:p/>
        </draw:connector>
        <draw:rect draw:style-name="gr4" draw:text-style-name="P2" draw:id="id14" draw:layer="layout" svg:width="5cm" svg:height="1.5cm" svg:x="15.3cm" svg:y="12cm">
          <text:p text:style-name="P1"><text:span text:style-name="T1">Input Edit Page</text:span></text:p>
        </draw:rect>
        <draw:rect draw:style-name="gr1" draw:text-style-name="P2" draw:id="id15" draw:layer="layout" svg:width="5cm" svg:height="1.5cm" svg:x="15.3cm" svg:y="14cm">
          <text:p text:style-name="P1"><text:span text:style-name="T1">Output Edit Page</text:span></text:p>
        </draw:rect>
        <draw:rect draw:style-name="gr4" draw:text-style-name="P2" draw:id="id16" draw:layer="layout" svg:width="5cm" svg:height="1.5cm" svg:x="15.3cm" svg:y="21.9cm">
          <text:p text:style-name="P1"><text:span text:style-name="T1">ParamGroup Edit Page</text:span></text:p>
        </draw:rect>
        <draw:rect draw:style-name="gr4" draw:text-style-name="P2" draw:id="id17" draw:layer="layout" svg:width="5cm" svg:height="1.5cm" svg:x="15.3cm" svg:y="15.9cm">
          <text:p text:style-name="P1"><text:span text:style-name="T1">Dependency Edit Page</text:span></text:p>
        </draw:rect>
        <draw:rect draw:style-name="gr4" draw:text-style-name="P2" draw:id="id18" draw:layer="layout" svg:width="5cm" svg:height="1.5cm" svg:x="15.3cm" svg:y="17.9cm">
          <text:p text:style-name="P1"><text:span text:style-name="T1">Order Edit Page</text:span></text:p>
        </draw:rect>
        <draw:rect draw:style-name="gr2" draw:text-style-name="P2" draw:id="id12" draw:layer="layout" svg:width="5cm" svg:height="1.5cm" svg:x="3.7cm" svg:y="21.9cm">
          <text:p text:style-name="P1"><text:span text:style-name="T1">CreateXML Page</text:span></text:p>
        </draw:rect>
        <draw:rect draw:style-name="gr2" draw:text-style-name="P2" draw:id="id13" draw:layer="layout" svg:width="5cm" svg:height="1.5cm" svg:x="3.7cm" svg:y="23.9cm">
          <text:p text:style-name="P1"><text:span text:style-name="T1">LoadXML Page</text:span></text:p>
        </draw:rect>
        <draw:connector draw:style-name="gr3" draw:text-style-name="P1" draw:layer="layout" svg:x1="3.2cm" svg:y1="3.5cm" svg:x2="3.7cm" svg:y2="22.65cm" draw:start-shape="id1" draw:start-glue-point="2" draw:end-shape="id12" draw:end-glue-point="3" svg:d="m3200 3500v9200h-1v9950h501">
          <text:p/>
        </draw:connector>
        <draw:connector draw:style-name="gr3" draw:text-style-name="P1" draw:layer="layout" svg:x1="3.2cm" svg:y1="3.5cm" svg:x2="3.7cm" svg:y2="24.65cm" draw:start-shape="id1" draw:start-glue-point="2" draw:end-shape="id13" draw:end-glue-point="3" svg:d="m3200 3500v10200h-1v10950h501">
          <text:p/>
        </draw:connector>
        <draw:rect draw:style-name="gr4" draw:text-style-name="P2" draw:id="id19" draw:layer="layout" svg:width="5cm" svg:height="1.5cm" svg:x="15.3cm" svg:y="19.9cm">
          <text:p text:style-name="P1"><text:span text:style-name="T1">Example Edit Page</text:span></text:p>
        </draw:rect>
        <draw:connector draw:style-name="gr3" draw:text-style-name="P1" draw:layer="layout" svg:x1="14.8cm" svg:y1="11.5cm" svg:x2="15.3cm" svg:y2="12.75cm" draw:start-shape="id11" draw:start-glue-point="2" draw:end-shape="id14" draw:end-glue-point="3" svg:d="m14800 11500v1250h500">
          <text:p/>
        </draw:connector>
        <draw:connector draw:style-name="gr3" draw:text-style-name="P1" draw:layer="layout" svg:x1="14.8cm" svg:y1="11.5cm" svg:x2="15.3cm" svg:y2="14.75cm" draw:start-shape="id11" draw:start-glue-point="2" draw:end-shape="id15" draw:end-glue-point="3" svg:d="m14800 11500v1250h-1v2000h501">
          <text:p/>
        </draw:connector>
        <draw:connector draw:style-name="gr3" draw:text-style-name="P1" draw:layer="layout" svg:x1="14.8cm" svg:y1="11.5cm" svg:x2="15.3cm" svg:y2="22.65cm" draw:start-shape="id11" draw:start-glue-point="2" draw:end-shape="id16" draw:end-glue-point="3" svg:d="m14800 11500v5200h-1v5950h501">
          <text:p/>
        </draw:connector>
        <draw:connector draw:style-name="gr3" draw:text-style-name="P1" draw:layer="layout" svg:x1="14.8cm" svg:y1="11.5cm" svg:x2="15.3cm" svg:y2="16.65cm" draw:start-shape="id11" draw:start-glue-point="2" draw:end-shape="id17" draw:end-glue-point="3" svg:d="m14800 11500v2200h-1v2950h501">
          <text:p/>
        </draw:connector>
        <draw:connector draw:style-name="gr3" draw:text-style-name="P1" draw:layer="layout" svg:x1="14.8cm" svg:y1="11.5cm" svg:x2="15.3cm" svg:y2="18.65cm" draw:start-shape="id11" draw:start-glue-point="2" draw:end-shape="id18" draw:end-glue-point="3" svg:d="m14800 11500v3200h-1v3950h501">
          <text:p/>
        </draw:connector>
        <draw:connector draw:style-name="gr3" draw:text-style-name="P1" draw:layer="layout" svg:x1="14.8cm" svg:y1="11.5cm" svg:x2="15.3cm" svg:y2="20.65cm" draw:start-shape="id11" draw:start-glue-point="2" draw:end-shape="id19" draw:end-glue-point="3" svg:d="m14800 11500v4200h-1v4950h501">
          <text:p/>
        </draw:connector>
        <draw:rect draw:style-name="gr4" draw:text-style-name="P2" draw:id="id20" draw:layer="layout" svg:width="5cm" svg:height="1.5cm" svg:x="9.3cm" svg:y="14cm">
          <text:p text:style-name="P1"><text:span text:style-name="T1">Reference Edit Page</text:span></text:p>
        </draw:rect>
        <draw:connector draw:style-name="gr3" draw:text-style-name="P1" draw:layer="layout" svg:x1="8.7cm" svg:y1="14.75cm" svg:x2="9.3cm" svg:y2="14.75cm" draw:start-shape="id6" draw:start-glue-point="1" draw:end-shape="id20" draw:end-glue-point="3" svg:d="m8700 14750h600">
          <text:p/>
        </draw:connector>
        <draw:rect draw:style-name="gr4" draw:text-style-name="P2" draw:id="id21" draw:layer="layout" svg:width="5cm" svg:height="1.5cm" svg:x="9.3cm" svg:y="18cm">
          <text:p text:style-name="P1"><text:span text:style-name="T1">File Edit Page</text:span></text:p>
        </draw:rect>
        <draw:rect draw:style-name="gr4" draw:text-style-name="P2" draw:id="id22" draw:layer="layout" svg:width="5cm" svg:height="1.5cm" svg:x="9.3cm" svg:y="20cm">
          <text:p text:style-name="P1"><text:span text:style-name="T1">Image File Edit Page</text:span></text:p>
        </draw:rect>
        <draw:connector draw:style-name="gr3" draw:text-style-name="P1" draw:layer="layout" svg:x1="8.7cm" svg:y1="18.75cm" svg:x2="9.3cm" svg:y2="18.75cm" draw:start-shape="id9" draw:start-glue-point="1" draw:end-shape="id21" draw:end-glue-point="3" svg:d="m8700 18750h600">
          <text:p/>
        </draw:connector>
        <draw:connector draw:style-name="gr3" draw:text-style-name="P1" draw:layer="layout" svg:x1="6.2cm" svg:y1="19.5cm" svg:x2="9.3cm" svg:y2="20.75cm" draw:start-shape="id9" draw:start-glue-point="2" draw:end-shape="id22" svg:d="m6200 19500v1250h3100">
          <text:p/>
        </draw:connector>
        <draw:rect draw:style-name="gr4" draw:text-style-name="P2" draw:id="id23" draw:layer="layout" svg:width="5cm" svg:height="1.5cm" svg:x="15.3cm" svg:y="23.9cm">
          <text:p text:style-name="P1"><text:span text:style-name="T1">Parameter Edit Page</text:span></text:p>
        </draw:rect>
        <draw:connector draw:style-name="gr3" draw:text-style-name="P1" draw:layer="layout" svg:x1="17.8cm" svg:y1="23.4cm" svg:x2="17.8cm" svg:y2="23.9cm" draw:start-shape="id16" draw:start-glue-point="2" draw:end-shape="id23" draw:end-glue-point="0" svg:d="m17800 23400v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njamin Paassen</meta:initial-creator>
    <meta:creation-date>2012-05-24T15:50:14</meta:creation-date>
    <dc:date>2012-05-29T11:01:30</dc:date>
    <dc:creator>Benjamin Paassen</dc:creator>
    <meta:editing-duration>PT00H35M38S</meta:editing-duration>
    <meta:editing-cycles>9</meta:editing-cycles>
    <meta:generator>StarOffice/9$Solaris_x86 OpenOffice.org_project/320m12$Build-9483</meta:generator>
    <meta:document-statistic meta:object-count="45"/>
  </office:meta>
</office:document-meta>
</file>